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s</text:p>
      <text:p text:style-name="Standard"/>
      <text:p text:style-name="Standard"/>
      <text:p text:style-name="Standard"/>
      <text:p text:style-name="Standard">Character</text:p>
      <text:p text:style-name="Standard"><text:tab/>Jumping (+Coding / animation)</text:p>
      <text:p text:style-name="Standard"><text:tab/>+Running (Coding / animation)</text:p>
      <text:p text:style-name="Standard"><text:tab/>Collect stuff (Coding)</text:p>
      <text:p text:style-name="Standard"><text:tab/>Throw knives (Coding / animation)</text:p>
      <text:p text:style-name="Standard"><text:tab/>(Reflective shield (Coding / animation))</text:p>
      <text:p text:style-name="Standard"/>
      <text:p text:style-name="Standard">Level</text:p>
      <text:p text:style-name="Standard"><text:tab/>Background 2D drawings "landscapes" (texture)</text:p>
      <text:p text:style-name="Standard"><text:tab/><text:tab/>Come up with Static ideas (tent, animals, blood) (texture)</text:p>
      <text:p text:style-name="Standard"><text:tab/><text:tab/>Secondary background (moving BG)</text:p>
      <text:p text:style-name="Standard"><text:tab/><text:tab/><text:tab/>swinging guys in ropes (texture / coding)</text:p>
      <text:p text:style-name="Standard"/>
      <text:p text:style-name="Standard"><text:tab/>Midground</text:p>
      <text:p text:style-name="Standard"><text:tab/><text:tab/>+Bouncy platform (texture / coding)</text:p>
      <text:p text:style-name="Standard"><text:tab/><text:tab/>Crumbling platform (texture / coding)</text:p>
      <text:p text:style-name="Standard"><text:tab/><text:tab/>Moving platform (texture / coding)</text:p>
      <text:p text:style-name="Standard"><text:tab/><text:tab/>Vertical platform (texture / coding)</text:p>
      <text:p text:style-name="Standard"><text:tab/><text:tab/>Random platform (texture / coding)</text:p>
      <text:p text:style-name="Standard"/>
      <text:p text:style-name="Standard"><text:tab/>Level features</text:p>
      <text:p text:style-name="Standard"><text:tab/><text:tab/>time limit and faster music (coding)</text:p>
      <text:p text:style-name="Standard"><text:tab/><text:tab/>screen scroll (+coding / texture and/or animation)</text:p>
      <text:p text:style-name="Standard"><text:tab/><text:tab/>wind current + arrow indication (allows larger/shorter jump) (coding)</text:p>
      <text:p text:style-name="Standard"/>
      <text:p text:style-name="Standard"><text:tab/>Foreground Audience</text:p>
      <text:p text:style-name="Standard"><text:tab/><text:tab/>cheering audience if player is awesome (texture / coding)</text:p>
      <text:p text:style-name="Standard">NPCs</text:p>
      <text:p text:style-name="Standard"><text:tab/>Animals, riding animals (texture / coding / animation)</text:p>
      <text:p text:style-name="Standard"><text:tab/>Lure a giraf to get to a higher platform (texture / coding / animation)</text:p>
      <text:p text:style-name="Standard"><text:tab/>Bosses (texture / coding / animation)</text:p>
      <text:p text:style-name="Standard"/>
      <text:p text:style-name="Standard">Items</text:p>
      <text:p text:style-name="Standard"><text:tab/>sparkling bacon give plus score, but minus time (texture / coding)</text:p>
      <text:p text:style-name="Standard"><text:tab/>collectible power ups to throw knives (texture / coding)</text:p>
      <text:p text:style-name="Standard"><text:tab/>maybe a ninja rope (texture / coding)</text:p>
      <text:p text:style-name="Standard"><text:tab/>pickup Hay(bacon) to lure the giraf</text:p>
      <text:p text:style-name="Standard"><text:tab/>pickup beef to passify the lion</text:p>
      <text:p text:style-name="Standard"/>
      <text:p text:style-name="Standard">GUI</text:p>
      <text:p text:style-name="Standard"><text:tab/>time</text:p>
      <text:p text:style-name="Standard"><text:tab/>items</text:p>
      <text:p text:style-name="Standard"><text:tab/>lives</text:p>
      <text:p text:style-name="Standard"><text:tab/>score</text:p>
      <text:p text:style-name="Standard"><text:tab/>objectives splash on screen at start</text:p>
      <text:p text:style-name="Standard"><text:tab/>in-game pop-up messages</text:p>
      <text:p text:style-name="Standard"><text:tab/><text:tab/>ex. Hurry up! or... Collect the Bacon!</text:p>
      <text:p text:style-name="Standard"><text:tab/>GUI text to have shadows?</text:p>
      <text:p text:style-name="Standard"><text:soft-page-break/>Bugfixing</text:p>
      <text:p text:style-name="Standard"><text:tab/>-</text:p>
      <text:p text:style-name="Standard"/>
      <text:p text:style-name="Standard">-Music/Sound</text:p>
      <text:p text:style-name="Standard"><text:tab/>BGM</text:p>
      <text:p text:style-name="Standard"><text:tab/>SF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14S</meta:editing-duration>
    <meta:editing-cycles>33</meta:editing-cycles>
    <meta:generator>OpenOffice.org/3.4$Win32 OpenOffice.org_project/340m1$Build-9590</meta:generator>
    <dc:date>2014-10-21T16:49:13.89</dc:date>
    <meta:document-statistic meta:table-count="0" meta:image-count="0" meta:object-count="0" meta:page-count="2" meta:paragraph-count="48" meta:word-count="210" meta:character-count="1402"/>
    <meta:user-defined meta:name="Info 1"/>
    <meta:user-defined meta:name="Info 2"/>
    <meta:user-defined meta:name="Info 3"/>
    <meta:user-defined meta:name="Info 4"/>
  </office:meta>
</office:document-meta>
</file>